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1E0C0C51FFB.png"/>
  <manifest:file-entry manifest:media-type="image/png" manifest:full-path="Pictures/1000020100000280000001E0A5E29923.png"/>
  <manifest:file-entry manifest:media-type="image/png" manifest:full-path="Pictures/1000020100000280000001E0DD265F02.png"/>
  <manifest:file-entry manifest:media-type="image/png" manifest:full-path="Pictures/1000020100000280000001E0AA890AFD.png"/>
  <manifest:file-entry manifest:media-type="image/png" manifest:full-path="Pictures/1000020100000280000001E0D833AB36.png"/>
  <manifest:file-entry manifest:media-type="image/png" manifest:full-path="Pictures/1000020100000280000001E0FCE95A7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255cm" svg:height="12.191cm" svg:x="0.045cm" svg:y="0.1cm">
          <draw:image xlink:href="Pictures/1000020100000280000001E0A5E29923.png" xlink:type="simple" xlink:show="embed" xlink:actuate="onLoad">
            <text:p/>
          </draw:image>
        </draw:frame>
        <draw:frame draw:style-name="gr1" draw:text-style-name="P1" draw:layer="layout" svg:width="16.255cm" svg:height="12.191cm" svg:x="15.946cm" svg:y="0.1cm">
          <draw:image xlink:href="Pictures/1000020100000280000001E0FCE95A7C.png" xlink:type="simple" xlink:show="embed" xlink:actuate="onLoad">
            <text:p/>
          </draw:image>
        </draw:frame>
        <draw:frame draw:style-name="gr1" draw:text-style-name="P1" draw:layer="layout" svg:width="16.255cm" svg:height="12.191cm" svg:x="31.845cm" svg:y="0.1cm">
          <draw:image xlink:href="Pictures/1000020100000280000001E0C0C51FFB.png" xlink:type="simple" xlink:show="embed" xlink:actuate="onLoad">
            <text:p/>
          </draw:image>
        </draw:frame>
        <draw:frame draw:style-name="gr1" draw:text-style-name="P1" draw:layer="layout" svg:width="16.255cm" svg:height="12.191cm" svg:x="0.045cm" svg:y="11.95cm">
          <draw:image xlink:href="Pictures/1000020100000280000001E0D833AB36.png" xlink:type="simple" xlink:show="embed" xlink:actuate="onLoad">
            <text:p/>
          </draw:image>
        </draw:frame>
        <draw:frame draw:style-name="gr1" draw:text-style-name="P1" draw:layer="layout" svg:width="16.255cm" svg:height="12.191cm" svg:x="15.946cm" svg:y="11.95cm">
          <draw:image xlink:href="Pictures/1000020100000280000001E0DD265F02.png" xlink:type="simple" xlink:show="embed" xlink:actuate="onLoad">
            <text:p/>
          </draw:image>
        </draw:frame>
        <draw:frame draw:style-name="gr1" draw:text-style-name="P1" draw:layer="layout" svg:width="16.255cm" svg:height="12.191cm" svg:x="31.845cm" svg:y="11.95cm">
          <draw:image xlink:href="Pictures/1000020100000280000001E0AA890AFD.png" xlink:type="simple" xlink:show="embed" xlink:actuate="onLoad">
            <text:p/>
          </draw:image>
        </draw:frame>
        <draw:frame draw:style-name="gr2" draw:layer="layout" svg:width="1.065cm" svg:height="0.963cm" svg:x="0cm" svg:y="0.037cm">
          <draw:text-box>
            <text:p>a)</text:p>
          </draw:text-box>
        </draw:frame>
        <draw:frame draw:style-name="gr2" draw:layer="layout" svg:width="1.065cm" svg:height="0.963cm" svg:x="16.085cm" svg:y="0.037cm">
          <draw:text-box>
            <text:p>b)</text:p>
          </draw:text-box>
        </draw:frame>
        <draw:frame draw:style-name="gr2" draw:layer="layout" svg:width="1.031cm" svg:height="0.963cm" svg:x="32.169cm" svg:y="0.037cm">
          <draw:text-box>
            <text:p>c)</text:p>
          </draw:text-box>
        </draw:frame>
        <draw:frame draw:style-name="gr2" draw:layer="layout" svg:width="1.065cm" svg:height="0.963cm" svg:x="0cm" svg:y="11.8cm">
          <draw:text-box>
            <text:p>d)</text:p>
          </draw:text-box>
        </draw:frame>
        <draw:frame draw:style-name="gr2" draw:layer="layout" svg:width="1.065cm" svg:height="0.963cm" svg:x="16.4cm" svg:y="11.8cm">
          <draw:text-box>
            <text:p>e)</text:p>
          </draw:text-box>
        </draw:frame>
        <draw:frame draw:style-name="gr2" draw:layer="layout" svg:width="0.891cm" svg:height="0.963cm" svg:x="32.4cm" svg:y="11.8cm">
          <draw:text-box>
            <text:p>f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8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9-04T17:47:38.50</meta:creation-date>
    <dc:date>2019-09-04T17:57:53.11</dc:date>
    <meta:editing-duration>PT10M15S</meta:editing-duration>
    <meta:editing-cycles>1</meta:editing-cycles>
    <meta:document-statistic meta:object-count="12"/>
    <meta:generator>OpenOffice/4.1.2$Win32 OpenOffice.org_project/412m3$Build-9782</meta:generator>
  </office:meta>
</office:document-meta>
</file>